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://localhost/quiz/</text:p>
      <text:p text:style-name="Standard">Znajdź w bazie:</text:p>
      <text:p text:style-name="Standard"/>
      <text:p text:style-name="Standard">1. Wszystkie kolumny dla pytanie nr 15</text:p>
      <text:p text:style-name="Standard"><text:tab/><text:span text:style-name="Domyślna_20_czcionka_20_akapitu"><text:span text:style-name="T1">SELECT * FROM pytania WHERE id=15</text:span></text:span></text:p>
      <text:p text:style-name="Standard">2. Wszystkie pytania, w których poprawną odpowiedzią jest a.</text:p>
      <text:p text:style-name="Standard"><text:tab/>SELECT * FROM pytania WHERE answer="a" nazwy, tekst umieszczamy "tekst"</text:p>
      <text:p text:style-name="Standard">3. Pytania z roku 2007</text:p>
      <text:p text:style-name="Standard"><text:tab/>SELECT * FROM pytania WHERE rok=2007</text:p>
      <text:p text:style-name="Standard"><text:tab/>SELECT * FROM pytania WHERE rok="2007" zapis poprawny ale nie używany nadmiarowy</text:p>
      <text:p text:style-name="Standard">4. Pytania z programowania z roku 2009</text:p>
      <text:p text:style-name="Standard"><text:tab/>SELECT * FROM pytania WHERE kategoria="programowanie" AND rok=2009</text:p>
      <text:p text:style-name="Standard"><text:tab/><text:tab/>AND 1 warunek jest prawdziwy i 2 warunek jest prawdziwy część wspólna iloczyn, koniunkcja</text:p>
      <text:p text:style-name="Standard"><text:tab/>SELECT * FROM pytania WHERE kategoria="programowanie" OR rok=2009</text:p>
      <text:p text:style-name="Standard"><text:tab/><text:tab/>OR albo 1 waunek prawdziwy albo 2 warunek prawdziwy wyświetli sume, alternatywę 1 i 2 warunku</text:p>
      <text:p text:style-name="Standard">5. Tylko treści pytań i 4 odpowiedzi z roku 2010</text:p>
      <text:p text:style-name="Standard"><text:tab/>SELECT tresc, odpa, odpb, odpc, odpd FROM pytania WHERE rok=2010</text:p>
      <text:p text:style-name="Standard">6. Pytania ułożone alfabetycznie wg treści</text:p>
      <text:p text:style-name="Standard"><text:tab/>SELECT * FROM pytania ORDER BY tresc ASC sortuje rosnąco dopuszczalny zapis bez <text:tab/>ASC domyślnie sortuje rosnąco</text:p>
      <text:p text:style-name="Standard"><text:tab/>SELECT * FROM pytania ORDER BY tresc DESC sortuje malejąco odwrotni od końca</text:p>
      <text:p text:style-name="P1">7. Treści pytań o numerach 10-12</text:p>
      <text:p text:style-name="P1"><text:tab/>SELECT tresc FROM pytania WHERE id&gt;=10 AND id&lt;=12</text:p>
      <text:p text:style-name="P1"><text:tab/>SELECT tresc FROM pytania WHERE id BETWEEN 10 AND 12 zapis alternatywny</text:p>
      <text:p text:style-name="Standard">8. Pytania zaczynające się od słów “Jak”</text:p>
      <text:p text:style-name="Standard"><text:tab/>SELECT * FROM pytania WHERE tresc LIKE "Jak%" % dowolny ciąg znaków po Jak</text:p>
      <text:p text:style-name="Standard">9. Pytania zawierające frazę "C++"</text:p>
      <text:p text:style-name="Standard"><text:tab/>SELECT * FROM pytania WHERE tresc LIKE "%C++%"</text:p>
      <text:p text:style-name="Standard"><text:tab/><text:span text:style-name="Domyślna_20_czcionka_20_akapitu"><text:span text:style-name="T1">OR odpa LIKE "%C++%" OR odpb LIKE "%C++%"</text:span></text:span></text:p>
      <text:p text:style-name="P1"><text:tab/>OR odpc LIKE "%C++%" OR odpd LIKE "%C++%"</text:p>
      <text:p text:style-name="Standard"><text:span text:style-name="Domyślna_20_czcionka_20_akapitu"><text:span text:style-name="T1"><text:tab/></text:span></text:span>tu sprawdza szuka również słów w których jest ciąg znaków C++ w wszystkich <text:tab/>pytaniach</text:p>
      <text:p text:style-name="Standard">10. Pytania z programowania oraz systemów operacyjnych i sieci z roku 2009 lub 2012</text:p>
      <text:p text:style-name="Standard"><text:tab/>SELECT * FROM pytania WHERE</text:p>
      <text:p text:style-name="Standard"><text:tab/>(kategoria="programowanie" OR kategoria="systemy operacyjne i sieci")</text:p>
      <text:p text:style-name="Standard"><text:tab/>AND (rok=2009 OR rok=201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dc:creator>Mik</dc:creator>
    <meta:creation-date>2018-07-25T12:27:00Z</meta:creation-date>
    <dc:date>2018-07-25T10:31:00Z</dc:date>
    <meta:editing-cycles>3</meta:editing-cycles>
    <meta:editing-duration>PT120S</meta:editing-duration>
    <meta:document-statistic meta:table-count="0" meta:image-count="0" meta:object-count="0" meta:page-count="1" meta:paragraph-count="33" meta:word-count="287" meta:character-count="1809" meta:non-whitespace-character-count="1530"/>
    <meta:template xlink:type="simple" xlink:actuate="onRequest" xlink:title="" xlink:href="Normal"/>
  </office:meta>
</office:document-meta>
</file>